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3.488cm" style:use-optimal-column-width="false"/>
    </style:style>
    <style:style style:name="co2" style:family="table-column">
      <style:table-column-properties style:column-width="8.147cm" style:use-optimal-column-width="false"/>
    </style:style>
    <style:style style:name="ro1" style:family="table-row">
      <style:table-row-properties style:row-height="3.883cm" style:use-optimal-row-height="false"/>
    </style:style>
    <style:style style:name="ro2" style:family="table-row">
      <style:table-row-properties style:row-height="1.518cm" style:use-optimal-row-height="false"/>
    </style:style>
    <style:style style:name="ce1" style:family="table-cell">
      <loext:graphic-properties draw:fill-color="#ffffff"/>
      <style:paragraph-properties fo:border-left="0.28pt solid #000000" fo:border-right="none" fo:border-top="0.28pt solid #000000" fo:border-bottom="0.28pt solid #000000"/>
    </style:style>
    <style:style style:name="ce2" style:family="table-cell">
      <loext:graphic-properties draw:fill="solid" draw:fill-color="#ffffff"/>
    </style:style>
    <style:style style:name="ce3" style:family="table-cell">
      <style:paragraph-properties fo:border-left="0.28pt solid #000000" fo:border-right="0.28pt solid #000000" fo:border-top="none" fo:border-bottom="0.28pt solid #000000"/>
    </style:style>
    <style:style style:name="P1" style:family="paragraph">
      <loext:graphic-properties draw:fill-color="#ffffff"/>
    </style:style>
    <style:style style:name="T1" style:family="text">
      <style:text-properties fo:font-size="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loext:opacity="0%" style:font-name="Liberation Sans" fo:font-size="16pt" style:letter-kerning="true" style:font-name-asian="PingFang SC" style:font-size-asian="16pt" style:font-name-complex="Arial Unicode MS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634cm" svg:height="5.4cm" svg:x="2.365cm" svg:y="4.0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textP_highlightP =</text:span> <text:span text:style-name="T1">{d[i].textP:ifEQ(ZZ):show(FF0000):color(p)} <text:s/>{d[i].highlightP:color(p, highlight)} {d[i].textP}_{d[i].highlightP} <text:s/></text:span></text:p>
                <text:p><text:span text:style-name="T2">rowText {d[i].rowText}</text:span></text:p>
              </table:table-cell>
              <table:table-cell table:style-name="ce2">
                <text:p><text:span text:style-name="T3">RowText = {d[i].rowText}{d[i].rowText:color(row, text)}</text:span></text:p>
                <text:p><text:span text:style-name="T4">cellBack={d[i].cellBack:color(cell, background)}</text:span><text:span text:style-name="T3">{d[i].cellBack} </text:span></text:p>
              </table:table-cell>
            </table:table-row>
            <table:table-row table:style-name="ro2">
              <table:table-cell table:style-name="bg-none">
                <text:p>{d[i+1].textP}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1:31:18.385433139</meta:creation-date>
    <dc:date>2024-01-24T08:32:02.175771882</dc:date>
    <meta:editing-duration>PT21H43S</meta:editing-duration>
    <meta:editing-cycles>7</meta:editing-cycles>
    <meta:generator>LibreOffice/24.2.0.2$MacOSX_X86_64 LibreOffice_project/b1fd3a6f0759c6f806568e15c957f97194bbec8f</meta:generator>
    <meta:document-statistic meta:object-count="24"/>
  </office:meta>
</office:document-meta>
</file>